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aratorUtils.min( Object o1 , Object o2 , Comparator compar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aratorUtils.chainedComparator( Collection compara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aratorUtils.reversedComparator( Comparator compa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aratorUtils.nullHighComparator( Comparator compa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aratorUtils.chainedComparator( Comparator [ ] comparato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aratorUtils.chainedComparator( Comparator comparator1 , Comparator comparato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torUtils.Comparator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aratorUtils.nullLowComparator( Comparator compa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aratorUtils.transformedComparator( Comparator comparator , Transformer transfor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aratorUtils.natural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torUtils.booleanComparator( boolean trueFir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torUtils.max( Object o1 , Object o2 , Comparator compar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